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Noto Sans Devanagari1" svg:font-family="'Noto Sans Devanagari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>
      <style:text-properties fo:language="es" fo:country="AR"/>
    </style:style>
    <style:style style:name="P4" style:family="paragraph" style:parent-style-name="Standard">
      <style:text-properties fo:language="es" fo:country="AR" fo:font-weight="bold" style:font-weight-asian="bold" style:font-weight-complex="bold"/>
    </style:style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1.244cm" fo:margin-right="0cm" fo:text-indent="0cm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1">
      <style:text-properties fo:language="es" fo:country="AR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alibri"/>
    </style:style>
    <style:style style:name="T4" style:family="text">
      <style:text-properties style:font-name="monospac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s" fo:country="AR"/>
    </style:style>
    <style:style style:name="T7" style:family="text">
      <style:text-properties fo:language="es" fo:country="AR" fo:font-weight="bold" style:font-weight-asian="bold" style:font-weight-complex="bold"/>
    </style:style>
    <style:style style:name="T8" style:family="text">
      <style:text-properties fo:language="es" fo:country="AR" fo:font-weight="normal" style:font-weight-asian="normal" style:font-weight-complex="normal"/>
    </style:style>
    <style:style style:name="T9" style:family="text">
      <style:text-properties fo:language="es" fo:country="AR"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Reporte de bugs Registro</text:span></text:p>
      <text:p text:style-name="Standard"><text:span text:style-name="T1"/></text:p>
      <text:p text:style-name="Standard"><text:span text:style-name="T2">Id: </text:span>1</text:p>
      <text:p text:style-name="Standard"><text:span text:style-name="T2">Título: </text:span>Ingresar mail</text:p>
      <text:p text:style-name="Standard"><text:span text:style-name="T2">Descripción (resultado esperado y resultado obtenido): </text:span></text:p>
      <text:p text:style-name="Standard"><text:span text:style-name="T2"><text:tab/></text:span>Resultado esperado – No se podrá acceder porque falta la contraseña</text:p>
      <text:p text:style-name="P5">Resultado obtenido – Alerta: “Campos vacíos, Por favor completa todos los campos.”</text:p>
      <text:p text:style-name="Standard"><text:span text:style-name="T2">Pasos para reproducir + datos: </text:span></text:p>
      <text:list xml:id="list560157958957980103" text:style-name="WWNum1">
        <text:list-item>
          <text:p text:style-name="P8">Descargar los archivos de la aplicación.</text:p>
        </text:list-item>
        <text:list-item>
          <text:p text:style-name="P8">Crear la carpeta de My-app.</text:p>
        </text:list-item>
        <text:list-item>
          <text:p text:style-name="P8">Abrimos el visual studio</text:p>
        </text:list-item>
        <text:list-item>
          <text:p text:style-name="P8">npm install @react-navigation/native @react-navigation/stack </text:p>
        </text:list-item>
        <text:list-item>
          <text:p text:style-name="P8">npm install react-native </text:p>
        </text:list-item>
        <text:list-item>
          <text:p text:style-name="P8">npm install firebase </text:p>
        </text:list-item>
        <text:list-item>
          <text:p text:style-name="P8">npm install @firebase/auth </text:p>
        </text:list-item>
        <text:list-item>
          <text:p text:style-name="P8">npm install @firebase/app Escanear el QR con la app “Expo-go” desde tu celular.</text:p>
        </text:list-item>
        <text:list-item>
          <text:p text:style-name="P8">npm start</text:p>
        </text:list-item>
        <text:list-item>
          <text:p text:style-name="P8">Escanear el QR con la app “Expo-go” desde tu celular</text:p>
        </text:list-item>
        <text:list-item>
          <text:p text:style-name="P8">Estar em el apartado de “Registro”</text:p>
        </text:list-item>
        <text:list-item>
          <text:p text:style-name="P8">Ingresar un mail</text:p>
        </text:list-item>
        <text:list-item>
          <text:p text:style-name="P8">Pulsar el boton de Registrarse</text:p>
        </text:list-item>
      </text:list>
      <text:p text:style-name="Standard"><text:span text:style-name="T2">Severidad (Alta, Baja, Media y Crítica): </text:span>Baja</text:p>
      <text:p text:style-name="Standard"/>
      <text:p text:style-name="Standard"><text:span text:style-name="T2">Id: </text:span>2</text:p>
      <text:p text:style-name="Standard"><text:span text:style-name="T2">Título: </text:span>Ingresar contraseña</text:p>
      <text:p text:style-name="Standard"><text:span text:style-name="T2">Descripción (resultado esperado y resultado obtenido):</text:span></text:p>
      <text:p text:style-name="Standard"><text:span text:style-name="T2"><text:s/><text:tab/></text:span>Resultado esperado – No se podrá acceder porque falta el mail.</text:p>
      <text:p text:style-name="P5">Resultado obtenido – Alerta: “Campos Vacíos, por favor completa todos los campos”</text:p>
      <text:p text:style-name="Standard"><text:soft-page-break/><text:span text:style-name="T2">Pasos para reproducir + datos:</text:span></text:p>
      <text:list xml:id="list33360294" text:continue-numbering="true" text:style-name="WWNum1">
        <text:list-item>
          <text:p text:style-name="P8">Descargar los archivos de la aplicación.</text:p>
        </text:list-item>
        <text:list-item>
          <text:p text:style-name="P8">Crear la carpeta de My-app.</text:p>
        </text:list-item>
        <text:list-item>
          <text:p text:style-name="P8">Abrimos el visual studio</text:p>
        </text:list-item>
        <text:list-item>
          <text:p text:style-name="P8">npm install @react-navigation/native @react-navigation/stack </text:p>
        </text:list-item>
        <text:list-item>
          <text:p text:style-name="P8">npm install react-native </text:p>
        </text:list-item>
        <text:list-item>
          <text:p text:style-name="P8">npm install firebase </text:p>
        </text:list-item>
        <text:list-item>
          <text:p text:style-name="P8">npm install @firebase/auth </text:p>
        </text:list-item>
        <text:list-item>
          <text:p text:style-name="P8">npm install @firebase/app Escanear el QR con la app “Expo-go” desde tu celular.</text:p>
        </text:list-item>
        <text:list-item>
          <text:p text:style-name="P8">npm start</text:p>
        </text:list-item>
        <text:list-item>
          <text:p text:style-name="P8">Escanear el QR con la app “Expo-go” desde tu celular</text:p>
        </text:list-item>
        <text:list-item>
          <text:p text:style-name="P8">Estar em el apartado de Registro</text:p>
        </text:list-item>
        <text:list-item>
          <text:p text:style-name="P8">Ingresar una contraseña</text:p>
        </text:list-item>
        <text:list-item>
          <text:p text:style-name="P8">Pulsar el boton de Registro</text:p>
        </text:list-item>
      </text:list>
      <text:p text:style-name="Standard"><text:span text:style-name="T2">Severidad (Alta, Baja, Media y Crítica): </text:span>Baja</text:p>
      <text:p text:style-name="P1"/>
      <text:p text:style-name="Standard"><text:span text:style-name="T2">Id: </text:span>3</text:p>
      <text:p text:style-name="Standard"><text:span text:style-name="T2">Título: </text:span><text:span text:style-name="T5">Registro</text:span> correcto</text:p>
      <text:p text:style-name="Standard"><text:span text:style-name="T2">Descripción (resultado esperado y resultado obtenido):</text:span></text:p>
      <text:p text:style-name="Standard"><text:span text:style-name="T2"><text:tab/></text:span>Resultado esperado – Se podrá acceder a la aplicación</text:p>
      <text:p text:style-name="P5">Resultado obtenido – “Registro exitoso cuenta creada exitosamente. Porfavor verifica tu correo. Se verifica el correo y posteriormente se vuelve a iniciar sesion con la cuenta creada”</text:p>
      <text:p text:style-name="Standard"><text:span text:style-name="T2">Pasos para reproducir + datos:</text:span></text:p>
      <text:list xml:id="list33354526" text:continue-numbering="true" text:style-name="WWNum1">
        <text:list-item>
          <text:p text:style-name="P8">Descargar los archivos de la aplicación.</text:p>
        </text:list-item>
        <text:list-item>
          <text:p text:style-name="P8">Crear la carpeta de My-app.</text:p>
        </text:list-item>
        <text:list-item>
          <text:p text:style-name="P8">Abrimos el visual studio</text:p>
        </text:list-item>
        <text:list-item>
          <text:p text:style-name="P8">npm install @react-navigation/native @react-navigation/stack </text:p>
        </text:list-item>
        <text:list-item>
          <text:p text:style-name="P8">npm install react-native </text:p>
        </text:list-item>
        <text:list-item>
          <text:p text:style-name="P8">npm install firebase </text:p>
        </text:list-item>
        <text:list-item>
          <text:p text:style-name="P8"><text:soft-page-break/>npm install @firebase/auth </text:p>
        </text:list-item>
        <text:list-item>
          <text:p text:style-name="P8">npm install @firebase/app Escanear el QR con la app “Expo-go” desde tu celular.</text:p>
        </text:list-item>
        <text:list-item>
          <text:p text:style-name="P8">npm start</text:p>
        </text:list-item>
        <text:list-item>
          <text:p text:style-name="P8">Escanear el QR con la app “Expo-go” desde tu celular</text:p>
        </text:list-item>
        <text:list-item>
          <text:p text:style-name="P8">Estar em el apartado de Registro</text:p>
        </text:list-item>
        <text:list-item>
          <text:p text:style-name="P8">Ingresar el mail tu mail</text:p>
        </text:list-item>
        <text:list-item>
          <text:p text:style-name="P8">Crear tu contraseña</text:p>
        </text:list-item>
        <text:list-item>
          <text:p text:style-name="P8">Apretar el botón </text:p>
        </text:list-item>
      </text:list>
      <text:p text:style-name="Standard"><text:span text:style-name="T2">Severidad (Alta, Baja, Media y Crítica): </text:span>Baja</text:p>
      <text:p text:style-name="P1"/>
      <text:p text:style-name="Standard"><text:span text:style-name="T2">Id: </text:span>4</text:p>
      <text:p text:style-name="Standard"><text:span text:style-name="T2">Título: </text:span><text:span text:style-name="T5">Registro</text:span> incorrecto</text:p>
      <text:p text:style-name="Standard"><text:span text:style-name="T2">Descripción (resultado esperado y resultado obtenido):</text:span></text:p>
      <text:p text:style-name="Standard"><text:span text:style-name="T2"><text:tab/></text:span>Resultado esperado – No se podrá acceder a la aplicación</text:p>
      <text:p text:style-name="P5">Resultado obtenido – “Error firebase error mail already use” (Faltaria agregar una alerta de por ej: “MAIL YA ASOCIADO A UNA CUENTA"</text:p>
      <text:p text:style-name="Standard"><text:span text:style-name="T2">Pasos para reproducir + datos:</text:span></text:p>
      <text:list xml:id="list33371897" text:continue-numbering="true" text:style-name="WWNum1">
        <text:list-item>
          <text:p text:style-name="P8">Descargar los archivos de la aplicación.</text:p>
        </text:list-item>
        <text:list-item>
          <text:p text:style-name="P8">Crear la carpeta de My-app.</text:p>
        </text:list-item>
        <text:list-item>
          <text:p text:style-name="P8">Abrimos el visual studio</text:p>
        </text:list-item>
        <text:list-item>
          <text:p text:style-name="P8">npm install @react-navigation/native @react-navigation/stack </text:p>
        </text:list-item>
        <text:list-item>
          <text:p text:style-name="P8">npm install react-native </text:p>
        </text:list-item>
        <text:list-item>
          <text:p text:style-name="P8">npm install firebase </text:p>
        </text:list-item>
        <text:list-item>
          <text:p text:style-name="P8">npm install @firebase/auth </text:p>
        </text:list-item>
        <text:list-item>
          <text:p text:style-name="P8">npm install @firebase/app Escanear el QR con la app “Expo-go” desde tu celular.</text:p>
        </text:list-item>
        <text:list-item>
          <text:p text:style-name="P8">npm start</text:p>
        </text:list-item>
        <text:list-item>
          <text:p text:style-name="P8">Escanear el QR con la app “Expo-go” desde tu celular</text:p>
        </text:list-item>
        <text:list-item>
          <text:p text:style-name="P8">Estar em el apartado de Registro</text:p>
        </text:list-item>
        <text:list-item>
          <text:p text:style-name="P8">Ingresar el mail <text:a xlink:type="simple" xlink:href="mailto:learntechsrl@gmail.com" text:style-name="Internet_20_link" text:visited-style-name="Visited_20_Internet_20_Link">learntechsrl@gmail.com</text:a> (YA REGISTRADO)</text:p>
        </text:list-item>
        <text:list-item>
          <text:p text:style-name="P8"><text:soft-page-break/>Ingresar la contraseña 123456</text:p>
        </text:list-item>
        <text:list-item>
          <text:p text:style-name="P8">Apretar el botón </text:p>
        </text:list-item>
      </text:list>
      <text:p text:style-name="Standard"><text:span text:style-name="T2">Severidad (Alta, Baja, Media y Crítica): </text:span>Baja</text:p>
      <text:p text:style-name="P1"/>
      <text:p text:style-name="Standard"><text:span text:style-name="T2">Id: </text:span>5</text:p>
      <text:p text:style-name="Standard"><text:span text:style-name="T2">Título: </text:span><text:span text:style-name="Fuente_20_de_20_párrafo_20_predeter."><text:span text:style-name="T8">¿Ya tienes una cuenta? Login</text:span></text:span></text:p>
      <text:p text:style-name="Standard"><text:span text:style-name="T2">Descripción (resultado esperado y resultado obtenido): </text:span></text:p>
      <text:p text:style-name="Standard"><text:span text:style-name="T2"><text:tab/></text:span>Resultado esperado – Ser redirigido al apartado de inicio de sesion</text:p>
      <text:p text:style-name="P5">Resultado obtenido – <text:span text:style-name="T3">Redireccion exitosa</text:span></text:p>
      <text:p text:style-name="Standard"><text:span text:style-name="T2">Pasos para reproducir + datos:</text:span></text:p>
      <text:list xml:id="list33359541" text:continue-numbering="true" text:style-name="WWNum1">
        <text:list-item>
          <text:p text:style-name="P8">Descargar los archivos de la aplicación.</text:p>
        </text:list-item>
        <text:list-item>
          <text:p text:style-name="P8">Crear la carpeta de My-app.</text:p>
        </text:list-item>
        <text:list-item>
          <text:p text:style-name="P8">Abrimos el visual studio</text:p>
        </text:list-item>
        <text:list-item>
          <text:p text:style-name="P8">npm install @react-navigation/native @react-navigation/stack </text:p>
        </text:list-item>
        <text:list-item>
          <text:p text:style-name="P8">npm install react-native </text:p>
        </text:list-item>
        <text:list-item>
          <text:p text:style-name="P8">npm install firebase </text:p>
        </text:list-item>
        <text:list-item>
          <text:p text:style-name="P8">npm install @firebase/auth </text:p>
        </text:list-item>
        <text:list-item>
          <text:p text:style-name="P8">npm install @firebase/app Escanear el QR con la app “Expo-go” desde tu celular.</text:p>
        </text:list-item>
        <text:list-item>
          <text:p text:style-name="P8">npm start</text:p>
        </text:list-item>
        <text:list-item>
          <text:p text:style-name="P8">Escanear el QR con la app “Expo-go” desde tu celular</text:p>
        </text:list-item>
        <text:list-item>
          <text:p text:style-name="P8">Estar em el apartado de Registro</text:p>
        </text:list-item>
        <text:list-item>
          <text:p text:style-name="P8">Pulsar “<text:span text:style-name="Fuente_20_de_20_párrafo_20_predeter."><text:span text:style-name="T8">¿Ya tienes una cuenta? Login</text:span></text:span>”</text:p>
        </text:list-item>
      </text:list>
      <text:p text:style-name="Standard"><text:span text:style-name="T2">Severidad (Alta, Baja, Media y Crítica): Baja</text:span></text:p>
      <text:p text:style-name="P1"/>
      <text:p text:style-name="Standard"><text:span text:style-name="T2">Id: </text:span>6</text:p>
      <text:p text:style-name="Standard"><text:span text:style-name="T2">Título: </text:span><text:span text:style-name="Fuente_20_de_20_párrafo_20_predeter."><text:span text:style-name="T8">Volver</text:span></text:span></text:p>
      <text:p text:style-name="Standard"><text:span text:style-name="T2">Descripción (resultado esperado y resultado obtenido): </text:span></text:p>
      <text:p text:style-name="P6">Resultado esperado – Volver al apartado de Inicio de sesion cuando estas en el de registro</text:p>
      <text:p text:style-name="P5">Resultado obtenido – <text:span text:style-name="T3">Redireccion exitosa</text:span></text:p>
      <text:p text:style-name="Standard"><text:soft-page-break/><text:span text:style-name="T2">Pasos para reproducir + datos:</text:span></text:p>
      <text:list xml:id="list33370570" text:continue-numbering="true" text:style-name="WWNum1">
        <text:list-item>
          <text:p text:style-name="P8">Descargar los archivos de la aplicación.</text:p>
        </text:list-item>
        <text:list-item>
          <text:p text:style-name="P8">Crear la carpeta de My-app.</text:p>
        </text:list-item>
        <text:list-item>
          <text:p text:style-name="P8">Abrimos el visual studio</text:p>
        </text:list-item>
        <text:list-item>
          <text:p text:style-name="P8">npm install @react-navigation/native @react-navigation/stack </text:p>
        </text:list-item>
        <text:list-item>
          <text:p text:style-name="P8">npm install react-native </text:p>
        </text:list-item>
        <text:list-item>
          <text:p text:style-name="P8">npm install firebase </text:p>
        </text:list-item>
        <text:list-item>
          <text:p text:style-name="P8">npm install @firebase/auth </text:p>
        </text:list-item>
        <text:list-item>
          <text:p text:style-name="P8">npm install @firebase/app Escanear el QR con la app “Expo-go” desde tu celular.</text:p>
        </text:list-item>
        <text:list-item>
          <text:p text:style-name="P8">npm start</text:p>
        </text:list-item>
        <text:list-item>
          <text:p text:style-name="P8">Escanear el QR con la app “Expo-go” desde tu celular</text:p>
        </text:list-item>
        <text:list-item>
          <text:p text:style-name="P8">Estar em el apartado de Registro</text:p>
        </text:list-item>
        <text:list-item>
          <text:p text:style-name="P8">Pulsar el boton de volver</text:p>
        </text:list-item>
      </text:list>
      <text:p text:style-name="Standard"><text:span text:style-name="T2">Severidad (Alta, Baja, Media y Crítica): </text:span><text:span text:style-name="T5">Baja</text:span></text:p>
      <text:p text:style-name="P1"/>
      <text:p text:style-name="Standard"><text:span text:style-name="T2">Id: </text:span>7</text:p>
      <text:p text:style-name="Standard"><text:span text:style-name="T2">Título: </text:span><text:span text:style-name="Fuente_20_de_20_párrafo_20_predeter."><text:span text:style-name="T7"><text:s/></text:span></text:span><text:span text:style-name="Fuente_20_de_20_párrafo_20_predeter."><text:span text:style-name="T8">Apretar el botón “Registrarse”</text:span></text:span></text:p>
      <text:p text:style-name="Standard"><text:span text:style-name="T2">Descripción (resultado esperado y resultado obtenido): </text:span></text:p>
      <text:p text:style-name="Standard"><text:span text:style-name="T2"><text:tab/></text:span>Resultado esperado – Deberá dar error porque no se completaron los campos</text:p>
      <text:p text:style-name="P5">Resultado obtenido – <text:span text:style-name="T3">“Campos vacios porfavor completar todos los campos bien”</text:span></text:p>
      <text:p text:style-name="Standard"><text:span text:style-name="T2">Pasos para reproducir + datos:</text:span></text:p>
      <text:list xml:id="list33348905" text:continue-numbering="true" text:style-name="WWNum1">
        <text:list-item>
          <text:p text:style-name="P8">Descargar los archivos de la aplicación.</text:p>
        </text:list-item>
        <text:list-item>
          <text:p text:style-name="P8">Crear la carpeta de My-app.</text:p>
        </text:list-item>
        <text:list-item>
          <text:p text:style-name="P8">Abrimos el visual studio</text:p>
        </text:list-item>
        <text:list-item>
          <text:p text:style-name="P8">npm install @react-navigation/native @react-navigation/stack </text:p>
        </text:list-item>
        <text:list-item>
          <text:p text:style-name="P8">npm install react-native </text:p>
        </text:list-item>
        <text:list-item>
          <text:p text:style-name="P8">npm install firebase </text:p>
        </text:list-item>
        <text:list-item>
          <text:p text:style-name="P8">npm install @firebase/auth </text:p>
        </text:list-item>
        <text:list-item>
          <text:p text:style-name="P8"><text:soft-page-break/>npm install @firebase/app Escanear el QR con la app “Expo-go” desde tu celular.</text:p>
        </text:list-item>
        <text:list-item>
          <text:p text:style-name="P8">npm start</text:p>
        </text:list-item>
        <text:list-item>
          <text:p text:style-name="P8">Escanear el QR con la app “Expo-go” desde tu celular</text:p>
        </text:list-item>
        <text:list-item>
          <text:p text:style-name="P8">Estar em el apartado de Registro</text:p>
        </text:list-item>
        <text:list-item>
          <text:p text:style-name="P8">Pulsar “Registrarse”</text:p>
        </text:list-item>
      </text:list>
      <text:p text:style-name="Standard"><text:span text:style-name="T2">Severidad (Alta, Baja, Media y Crítica): </text:span><text:span text:style-name="T5">Baja</text:span></text:p>
      <text:p text:style-name="P1"/>
      <text:p text:style-name="Standard"><text:span text:style-name="T2">Id: </text:span><text:span text:style-name="T5">8</text:span></text:p>
      <text:p text:style-name="Standard"><text:span text:style-name="T2">Título: </text:span><text:span text:style-name="Fuente_20_de_20_párrafo_20_predeter."><text:span text:style-name="T8">Mostrar contraseña</text:span></text:span></text:p>
      <text:p text:style-name="Standard"><text:span text:style-name="T2">Descripción (resultado esperado y resultado obtenido): </text:span></text:p>
      <text:p text:style-name="Standard"><text:span text:style-name="T2"><text:tab/></text:span>Resultado esperado – Se mostrara la contraseña ingresada</text:p>
      <text:p text:style-name="P5">Resultado obtenido – Se oculta la contraseña ingresada</text:p>
      <text:p text:style-name="Standard"><text:span text:style-name="T2">Pasos para reproducir + datos:</text:span></text:p>
      <text:list xml:id="list33366774" text:continue-numbering="true" text:style-name="WWNum1">
        <text:list-item>
          <text:p text:style-name="P8">Descargar los archivos de la aplicación.</text:p>
        </text:list-item>
        <text:list-item>
          <text:p text:style-name="P8">Crear la carpeta de My-app.</text:p>
        </text:list-item>
        <text:list-item>
          <text:p text:style-name="P8">Abrimos el visual studio</text:p>
        </text:list-item>
        <text:list-item>
          <text:p text:style-name="P8">npm install @react-navigation/native @react-navigation/stack </text:p>
        </text:list-item>
        <text:list-item>
          <text:p text:style-name="P8">npm install react-native </text:p>
        </text:list-item>
        <text:list-item>
          <text:p text:style-name="P8">npm install firebase </text:p>
        </text:list-item>
        <text:list-item>
          <text:p text:style-name="P8">npm install @firebase/auth </text:p>
        </text:list-item>
        <text:list-item>
          <text:p text:style-name="P8">npm install @firebase/app Escanear el QR con la app “Expo-go” desde tu celular.</text:p>
        </text:list-item>
        <text:list-item>
          <text:p text:style-name="P8">npm start</text:p>
        </text:list-item>
        <text:list-item>
          <text:p text:style-name="P8">Escanear el QR con la app “Expo-go” desde tu celular</text:p>
        </text:list-item>
        <text:list-item>
          <text:p text:style-name="P8">Estar em el apartado de Registro</text:p>
        </text:list-item>
        <text:list-item>
          <text:p text:style-name="P8">Pulsar el icono del ojo</text:p>
        </text:list-item>
      </text:list>
      <text:p text:style-name="Standard"><text:span text:style-name="T2">Severidad (Alta, Baja, Media y Crítica): </text:span><text:span text:style-name="T5">Media</text:span></text:p>
      <text:p text:style-name="Standard"><text:span text:style-name="T2"/></text:p>
      <text:p text:style-name="Standard"><text:span text:style-name="T2">Id: </text:span><text:span text:style-name="T5">9</text:span></text:p>
      <text:p text:style-name="Standard"><text:soft-page-break/><text:span text:style-name="T2">Título: </text:span><text:span text:style-name="T5">Ocultar</text:span><text:span text:style-name="Fuente_20_de_20_párrafo_20_predeter."><text:span text:style-name="T8"> contraseña</text:span></text:span></text:p>
      <text:p text:style-name="Standard"><text:span text:style-name="T2">Descripción (resultado esperado y resultado obtenido): </text:span></text:p>
      <text:p text:style-name="Standard"><text:span text:style-name="T2"><text:tab/></text:span>Resultado esperado – Se oculta la contraseña ingresada</text:p>
      <text:p text:style-name="P5">Resultado obtenido – Se muesra la contraseña ingresada</text:p>
      <text:p text:style-name="Standard"><text:span text:style-name="T2">Pasos para reproducir + datos:</text:span></text:p>
      <text:list xml:id="list33345731" text:continue-numbering="true" text:style-name="WWNum1">
        <text:list-item>
          <text:p text:style-name="P8">Descargar los archivos de la aplicación.</text:p>
        </text:list-item>
        <text:list-item>
          <text:p text:style-name="P8">Crear la carpeta de My-app.</text:p>
        </text:list-item>
        <text:list-item>
          <text:p text:style-name="P8">Abrimos el visual studio</text:p>
        </text:list-item>
        <text:list-item>
          <text:p text:style-name="P8">npm install @react-navigation/native @react-navigation/stack </text:p>
        </text:list-item>
        <text:list-item>
          <text:p text:style-name="P8">npm install react-native </text:p>
        </text:list-item>
        <text:list-item>
          <text:p text:style-name="P8">npm install firebase </text:p>
        </text:list-item>
        <text:list-item>
          <text:p text:style-name="P8">npm install @firebase/auth </text:p>
        </text:list-item>
        <text:list-item>
          <text:p text:style-name="P8">npm install @firebase/app Escanear el QR con la app “Expo-go” desde tu celular.</text:p>
        </text:list-item>
        <text:list-item>
          <text:p text:style-name="P8">npm start</text:p>
        </text:list-item>
        <text:list-item>
          <text:p text:style-name="P8">Escanear el QR con la app “Expo-go” desde tu celular</text:p>
        </text:list-item>
        <text:list-item>
          <text:p text:style-name="P8">Estar em el apartado de Registro</text:p>
        </text:list-item>
        <text:list-item>
          <text:p text:style-name="P8">Pulsar el icono del ojo</text:p>
        </text:list-item>
      </text:list>
      <text:p text:style-name="Standard"><text:span text:style-name="T2">Severidad (Alta, Baja, Media y Crítica): </text:span><text:span text:style-name="T5">Media</text:span></text:p>
      <text:p text:style-name="P2"><text:span text:style-name="Fuente_20_de_20_párrafo_20_predeter.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Noto Sans Devanagari1" svg:font-family="'Noto Sans Devanagari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A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8%" fo:orphans="2" fo:widows="2" style:writing-mode="lr-tb"/>
      <style:text-properties style:use-window-font-color="true" style:font-name="Liberation Serif" fo:font-size="12pt" fo:language="pt" fo:country="BR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Noto Sans Devanagari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start" style:justify-single-word="false" fo:keep-with-next="always"/>
      <style:text-properties style:font-name="Liberation Sans" fo:font-size="14pt" fo:font-weight="bold" style:font-name-asian="Noto Sans CJK SC" style:font-size-asian="14pt" style:font-weight-asian="bold" style:font-name-complex="Noto Sans Devanagari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Wingdings1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 Torrico</meta:initial-creator>
    <meta:editing-cycles>2</meta:editing-cycles>
    <meta:creation-date>2024-07-11T14:31:00</meta:creation-date>
    <dc:date>2024-07-12T13:10:27.39</dc:date>
    <dc:language>es-AR</dc:language>
    <meta:editing-duration>P0D</meta:editing-duration>
    <meta:generator>OpenOffice/4.1.10$Win32 OpenOffice.org_project/4110m2$Build-9807</meta:generator>
    <meta:document-statistic meta:table-count="0" meta:image-count="0" meta:object-count="0" meta:page-count="7" meta:paragraph-count="178" meta:word-count="1129" meta:character-count="68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